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-0.33024in" svg:width="5.9964in" svg:height="3.837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6in" fo:page-height="3.8402in" style:print-orientation="landscape" fo:margin-top="0.3298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remy Hansen</meta:initial-creator>
    <dc:creator>Microsoft account</dc:creator>
    <meta:creation-date>2015-02-25T20:54:00Z</meta:creation-date>
    <dc:date>2015-02-25T20:56:00Z</dc:date>
    <meta:print-date>2015-02-25T20:54:00Z</meta:print-date>
    <meta:template xlink:href="Normal.dotm" xlink:type="simple"/>
    <meta:editing-cycles>3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